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>
      <style:text-properties style:text-underline-style="solid" style:text-underline-type="double" style:text-underline-width="auto" style:text-underline-color="font-color" officeooo:rsid="0015a58a"/>
    </style:style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xcellent.<text:line-break/>Now we formalize the <text:span text:style-name="Strong_20_Emphasis">Search Architecture — Structured, Scalable, Low-Cost Retrieval Framework</text:span>.</text:p>
      <text:p text:style-name="Text_20_body">Search affects:</text:p>
      <text:list text:style-name="L22">
        <text:list-item>
          <text:p text:style-name="P25">Question Bank usability</text:p>
        </text:list-item>
        <text:list-item>
          <text:p text:style-name="P25">Test generation speed</text:p>
        </text:list-item>
        <text:list-item>
          <text:p text:style-name="P25">Student filtering performance</text:p>
        </text:list-item>
        <text:list-item>
          <text:p text:style-name="P25">Vendor intelligence tools</text:p>
        </text:list-item>
        <text:list-item>
          <text:p text:style-name="P25">Firestore read cost</text:p>
        </text:list-item>
        <text:list-item>
          <text:p text:style-name="P25">Query index explosion</text:p>
        </text:list-item>
        <text:list-item>
          <text:p text:style-name="P25">Scalability</text:p>
        </text:list-item>
      </text:list>
      <text:p text:style-name="Text_20_body">Your search architecture must:</text:p>
      <text:list text:style-name="L23">
        <text:list-item>
          <text:p text:style-name="P26">Avoid full collection scans</text:p>
        </text:list-item>
        <text:list-item>
          <text:p text:style-name="P26">Avoid client-side filtering</text:p>
        </text:list-item>
        <text:list-item>
          <text:p text:style-name="P26">Avoid raw session queries</text:p>
        </text:list-item>
        <text:list-item>
          <text:p text:style-name="P26">Remain index-efficient</text:p>
        </text:list-item>
        <text:list-item>
          <text:p text:style-name="P26">Be layer-aware</text:p>
        </text:list-item>
        <text:list-item>
          <text:p text:style-name="P26">Be cost-aware</text:p>
        </text:list-item>
      </text:list>
      <text:p text:style-name="Horizontal_20_Line"/>
      <text:h text:style-name="Heading_20_1" text:outline-level="1">🧠 CORE SEARCH PRINCIPLES</text:h>
      <text:list text:style-name="L24">
        <text:list-item>
          <text:p text:style-name="P27">Firestore is not a full-text search engine</text:p>
        </text:list-item>
        <text:list-item>
          <text:p text:style-name="P27">Composite index count must be controlled</text:p>
        </text:list-item>
        <text:list-item>
          <text:p text:style-name="P27">Every query must be predictable</text:p>
        </text:list-item>
        <text:list-item>
          <text:p text:style-name="P27">Pagination must be mandatory</text:p>
        </text:list-item>
        <text:list-item>
          <text:p text:style-name="P27">No unbounded search queries</text:p>
        </text:list-item>
        <text:list-item>
          <text:p text:style-name="P27">Vendor search must not scan raw sessions</text:p>
        </text:list-item>
        <text:list-item>
          <text:p text:style-name="P27">Text search must be externalized (if advanced)</text:p>
        </text:list-item>
      </text:list>
      <text:p text:style-name="Horizontal_20_Line"/>
      <text:h text:style-name="Heading_20_1" text:outline-level="1">🏗 SEARCH ARCHITECTURE LAYERS</text:h>
      <text:p text:style-name="Text_20_body">You have four search domains:</text:p>
      <text:p text:style-name="Text_20_body"><text:soft-page-break/>1️⃣ Question Search<text:line-break/>2️⃣ Student Filtering<text:line-break/>3️⃣ Text Search (limited full-text)<text:line-break/>4️⃣ Vendor Intelligence Search</text:p>
      <text:p text:style-name="Text_20_body">Each handled differently.</text:p>
      <text:p text:style-name="Horizontal_20_Line"/>
      <text:h text:style-name="Heading_20_1" text:outline-level="1">1️⃣ QUESTION SEARCH INDEXING</text:h>
      <text:h text:style-name="Heading_20_2" text:outline-level="2">Collection</text:h>
      <text:p text:style-name="P1"><text:span text:style-name="Source_20_Text">institutes/{id}/questions/{questionId}</text:span></text:p>
      <text:p text:style-name="Text_20_body">Fields indexed:</text:p>
      <text:p text:style-name="Preformatted_20_Text"><text:span text:style-name="Source_20_Text">{</text:span></text:p>
      <text:p text:style-name="Preformatted_20_Text"><text:span text:style-name="Source_20_Text"><text:s text:c="2"/>examType,</text:span></text:p>
      <text:p text:style-name="Preformatted_20_Text"><text:span text:style-name="Source_20_Text"><text:s text:c="2"/>subject,</text:span></text:p>
      <text:p text:style-name="Preformatted_20_Text"><text:span text:style-name="Source_20_Text"><text:s text:c="2"/>chapter,</text:span></text:p>
      <text:p text:style-name="Preformatted_20_Text"><text:span text:style-name="Source_20_Text"><text:s text:c="2"/>difficulty,</text:span></text:p>
      <text:p text:style-name="Preformatted_20_Text"><text:span text:style-name="Source_20_Text"><text:s text:c="2"/>questionType,</text:span></text:p>
      <text:p text:style-name="Preformatted_20_Text"><text:span text:style-name="Source_20_Text"><text:s text:c="2"/>primaryTag,</text:span></text:p>
      <text:p text:style-name="Preformatted_20_Text"><text:span text:style-name="Source_20_Text"><text:s text:c="2"/>secondaryTag,</text:span></text:p>
      <text:p text:style-name="Preformatted_20_Text"><text:span text:style-name="Source_20_Text"><text:s text:c="2"/>additionalTags: [],</text:span></text:p>
      <text:p text:style-name="Preformatted_20_Text"><text:span text:style-name="Source_20_Text"><text:s text:c="2"/>status,</text:span></text:p>
      <text:p text:style-name="Preformatted_20_Text"><text:span text:style-name="Source_20_Text"><text:s text:c="2"/>academicYear,</text:span></text:p>
      <text:p text:style-name="Preformatted_20_Text"><text:span text:style-name="Source_20_Text"><text:s text:c="2"/>version,</text:span></text:p>
      <text:p text:style-name="Preformatted_20_Text"><text:span text:style-name="Source_20_Text"><text:s text:c="2"/>usedCount</text:span></text:p>
      <text:p text:style-name="P1"><text:span text:style-name="Source_20_Text">}</text:span></text:p>
      <text:p text:style-name="Horizontal_20_Line"/>
      <text:h text:style-name="Heading_20_2" text:outline-level="2">Query Pattern Strategy</text:h>
      <text:p text:style-name="Text_20_body">Allowed filter combinations:</text:p>
      <text:list text:style-name="L25">
        <text:list-item>
          <text:p text:style-name="P28">examType + subject</text:p>
        </text:list-item>
        <text:list-item>
          <text:p text:style-name="P28">subject + chapter</text:p>
        </text:list-item>
        <text:list-item>
          <text:p text:style-name="P28">difficulty + subject</text:p>
        </text:list-item>
        <text:list-item>
          <text:p text:style-name="P28">chapter + difficulty</text:p>
        </text:list-item>
        <text:list-item>
          <text:p text:style-name="P28">primaryTag</text:p>
        </text:list-item>
        <text:list-item>
          <text:p text:style-name="P28">additionalTags (array-contains)</text:p>
        </text:list-item>
        <text:list-item>
          <text:p text:style-name="P28">status</text:p>
        </text:list-item>
        <text:list-item>
          <text:p text:style-name="P28">academicYear</text:p>
        </text:list-item>
      </text:list>
      <text:p text:style-name="Horizontal_20_Line"/>
      <text:h text:style-name="Heading_20_2" text:outline-level="2"><text:soft-page-break/>Composite Index Matrix</text:h>
      <text:p text:style-name="Text_20_body">Create only required combinations.</text:p>
      <text:p text:style-name="Text_20_body">Example:</text:p>
      <text:p text:style-name="Preformatted_20_Text"><text:span text:style-name="Source_20_Text">examType ASC</text:span></text:p>
      <text:p text:style-name="Preformatted_20_Text"><text:span text:style-name="Source_20_Text">subject ASC</text:span></text:p>
      <text:p text:style-name="P1"><text:span text:style-name="Source_20_Text">difficulty ASC</text:span></text:p>
      <text:p text:style-name="Preformatted_20_Text"><text:span text:style-name="Source_20_Text">subject ASC</text:span></text:p>
      <text:p text:style-name="Preformatted_20_Text"><text:span text:style-name="Source_20_Text">chapter ASC</text:span></text:p>
      <text:p text:style-name="P1"><text:span text:style-name="Source_20_Text">difficulty ASC</text:span></text:p>
      <text:p text:style-name="Text_20_body">Never allow arbitrary filter combinations.</text:p>
      <text:p text:style-name="Horizontal_20_Line"/>
      <text:h text:style-name="Heading_20_2" text:outline-level="2">Pagination Enforcement</text:h>
      <text:p text:style-name="Text_20_body">Every query must use:</text:p>
      <text:p text:style-name="Preformatted_20_Text"><text:span text:style-name="Source_20_Text">.limit(50)</text:span></text:p>
      <text:p text:style-name="P1"><text:span text:style-name="Source_20_Text">.startAfter(cursor)</text:span></text:p>
      <text:p text:style-name="Text_20_body">Never allow:</text:p>
      <text:p text:style-name="P1"><text:span text:style-name="Source_20_Text">.get() // without limit</text:span></text:p>
      <text:p text:style-name="Horizontal_20_Line"/>
      <text:h text:style-name="Heading_20_2" text:outline-level="2">Deterministic Test Generation Support</text:h>
      <text:p text:style-name="Text_20_body">For:</text:p>
      <text:list text:style-name="L26">
        <text:list-item>
          <text:p text:style-name="P29">Shuffle + Slice</text:p>
        </text:list-item>
        <text:list-item>
          <text:p text:style-name="P29">Offset + Limit</text:p>
        </text:list-item>
        <text:list-item>
          <text:p text:style-name="P29">Round Robin</text:p>
        </text:list-item>
      </text:list>
      <text:p text:style-name="Text_20_body">Use:</text:p>
      <text:list text:style-name="L27">
        <text:list-item>
          <text:p text:style-name="P30">Indexed ordering field:</text:p>
          <text:list>
            <text:list-item>
              <text:p text:style-name="P30">createdAt</text:p>
            </text:list-item>
            <text:list-item>
              <text:p text:style-name="P30">questionId</text:p>
            </text:list-item>
            <text:list-item>
              <text:p text:style-name="P30">usedCount</text:p>
            </text:list-item>
          </text:list>
        </text:list-item>
      </text:list>
      <text:p text:style-name="Text_20_body">Never randomize server-side without limit.</text:p>
      <text:p text:style-name="Horizontal_20_Line"/>
      <text:h text:style-name="Heading_20_1" text:outline-level="1">2️⃣ STUDENT FILTERING OPTIMIZATION</text:h>
      <text:p text:style-name="Text_20_body">Collection:</text:p>
      <text:p text:style-name="P1"><text:soft-page-break/><text:span text:style-name="Source_20_Text">institutes/{id}/students/{studentId}</text:span></text:p>
      <text:p text:style-name="Text_20_body">Search filters:</text:p>
      <text:list text:style-name="L28">
        <text:list-item>
          <text:p text:style-name="P31">batchId</text:p>
        </text:list-item>
        <text:list-item>
          <text:p text:style-name="P31">active status</text:p>
        </text:list-item>
        <text:list-item>
          <text:p text:style-name="P31">riskState (L2+)</text:p>
        </text:list-item>
        <text:list-item>
          <text:p text:style-name="P31">avgRawScoreRange</text:p>
        </text:list-item>
        <text:list-item>
          <text:p text:style-name="P31">avgAccuracyRange</text:p>
        </text:list-item>
        <text:list-item>
          <text:p text:style-name="P31">disciplineIndexRange</text:p>
        </text:list-item>
        <text:list-item>
          <text:p text:style-name="P31">percentileRange</text:p>
        </text:list-item>
        <text:list-item>
          <text:p text:style-name="P31">academicYear</text:p>
        </text:list-item>
      </text:list>
      <text:p text:style-name="Horizontal_20_Line"/>
      <text:h text:style-name="Heading_20_2" text:outline-level="2">Performance Rule</text:h>
      <text:p text:style-name="Text_20_body">Never compute percentile on query.</text:p>
      <text:p text:style-name="Text_20_body">Percentile must be precomputed:</text:p>
      <text:p text:style-name="P1"><text:span text:style-name="Source_20_Text">studentYearMetrics/{studentId}</text:span></text:p>
      <text:p text:style-name="Horizontal_20_Line"/>
      <text:h text:style-name="Heading_20_2" text:outline-level="2">Student Filtering Query Example</text:h>
      <text:p text:style-name="Preformatted_20_Text"><text:span text:style-name="Source_20_Text">where("batchId", "==", batchId)</text:span></text:p>
      <text:p text:style-name="Preformatted_20_Text"><text:span text:style-name="Source_20_Text">where("riskState", "==", "Impulsive")</text:span></text:p>
      <text:p text:style-name="Preformatted_20_Text"><text:span text:style-name="Source_20_Text">orderBy("disciplineIndex")</text:span></text:p>
      <text:p text:style-name="P1"><text:span text:style-name="Source_20_Text">limit(50)</text:span></text:p>
      <text:p text:style-name="Text_20_body">Index required.</text:p>
      <text:p text:style-name="Horizontal_20_Line"/>
      <text:h text:style-name="Heading_20_1" text:outline-level="1">3️⃣ TEXT SEARCH SUPPORT</text:h>
      <text:p text:style-name="Text_20_body">Firestore does not support full text search natively.</text:p>
      <text:p text:style-name="Text_20_body">You have two options:</text:p>
      <text:p text:style-name="Horizontal_20_Line"/>
      <text:h text:style-name="Heading_20_2" text:outline-level="2">OPTION A — Lightweight Token Index (Recommended Initially)</text:h>
      <text:p text:style-name="Text_20_body">In question document:</text:p>
      <text:p text:style-name="Text_20_body">Store:</text:p>
      <text:p text:style-name="Preformatted_20_Text"><text:soft-page-break/><text:span text:style-name="Source_20_Text">{</text:span></text:p>
      <text:p text:style-name="Preformatted_20_Text"><text:span text:style-name="Source_20_Text"><text:s text:c="2"/>searchTokens: ["kinematics", "velocity", "projectile"]</text:span></text:p>
      <text:p text:style-name="P1"><text:span text:style-name="Source_20_Text">}</text:span></text:p>
      <text:p text:style-name="Text_20_body">Generated during upload.</text:p>
      <text:p text:style-name="Text_20_body">Search query:</text:p>
      <text:p text:style-name="P1"><text:span text:style-name="Source_20_Text">where("searchTokens", "array-contains", "velocity")</text:span></text:p>
      <text:p text:style-name="Text_20_body">Pros:</text:p>
      <text:list text:style-name="L29">
        <text:list-item>
          <text:p text:style-name="P32">Simple</text:p>
        </text:list-item>
        <text:list-item>
          <text:p text:style-name="P32">Cheap</text:p>
        </text:list-item>
        <text:list-item>
          <text:p text:style-name="P32">No external service</text:p>
        </text:list-item>
      </text:list>
      <text:p text:style-name="Text_20_body">Cons:</text:p>
      <text:list text:style-name="L30">
        <text:list-item>
          <text:p text:style-name="P33">Limited to exact token match</text:p>
        </text:list-item>
        <text:list-item>
          <text:p text:style-name="P33">No fuzzy search</text:p>
        </text:list-item>
      </text:list>
      <text:p text:style-name="Horizontal_20_Line"/>
      <text:h text:style-name="Heading_20_2" text:outline-level="2">OPTION B — External Search Engine (Future Scaling)</text:h>
      <text:p text:style-name="Text_20_body">Use:</text:p>
      <text:list text:style-name="L31">
        <text:list-item>
          <text:p text:style-name="P34">Algolia</text:p>
        </text:list-item>
        <text:list-item>
          <text:p text:style-name="P34">Meilisearch</text:p>
        </text:list-item>
        <text:list-item>
          <text:p text:style-name="P34">Elasticsearch</text:p>
        </text:list-item>
        <text:list-item>
          <text:p text:style-name="P34">Typesense</text:p>
        </text:list-item>
      </text:list>
      <text:p text:style-name="Text_20_body">Sync:</text:p>
      <text:p text:style-name="Text_20_body">Cloud Function on question create/update:</text:p>
      <text:p text:style-name="Text_20_body">Push searchable fields to search index.</text:p>
      <text:p text:style-name="Text_20_body">Used for:</text:p>
      <text:list text:style-name="L32">
        <text:list-item>
          <text:p text:style-name="P35">Advanced text search</text:p>
        </text:list-item>
        <text:list-item>
          <text:p text:style-name="P35">Phrase search</text:p>
        </text:list-item>
        <text:list-item>
          <text:p text:style-name="P35">Fuzzy search</text:p>
        </text:list-item>
        <text:list-item>
          <text:p text:style-name="P35">Autocomplete</text:p>
        </text:list-item>
      </text:list>
      <text:p text:style-name="Text_20_body">Not required at MVP stage.</text:p>
      <text:p text:style-name="Horizontal_20_Line"/>
      <text:h text:style-name="Heading_20_1" text:outline-level="1"><text:soft-page-break/>4️⃣ VENDOR SEARCH TOOLS</text:h>
      <text:p text:style-name="Text_20_body">Vendor must search:</text:p>
      <text:list text:style-name="L33">
        <text:list-item>
          <text:p text:style-name="P36">Institutes</text:p>
        </text:list-item>
        <text:list-item>
          <text:p text:style-name="P36">License tier</text:p>
        </text:list-item>
        <text:list-item>
          <text:p text:style-name="P36">Active student count</text:p>
        </text:list-item>
        <text:list-item>
          <text:p text:style-name="P36">Calibration version</text:p>
        </text:list-item>
        <text:list-item>
          <text:p text:style-name="P36">Risk distribution snapshot</text:p>
        </text:list-item>
        <text:list-item>
          <text:p text:style-name="P36">Revenue data</text:p>
        </text:list-item>
      </text:list>
      <text:p text:style-name="Text_20_body">Never search:</text:p>
      <text:list text:style-name="L34">
        <text:list-item>
          <text:p text:style-name="P37">Raw sessions</text:p>
        </text:list-item>
        <text:list-item>
          <text:p text:style-name="P37">Raw student details across institutes</text:p>
        </text:list-item>
      </text:list>
      <text:p text:style-name="Horizontal_20_Line"/>
      <text:h text:style-name="Heading_20_2" text:outline-level="2">Vendor Aggregate Collections</text:h>
      <text:p text:style-name="Text_20_body">Use precomputed vendor collections:</text:p>
      <text:p text:style-name="P1"><text:span text:style-name="Source_20_Text">vendorAggregates/{instituteId}</text:span>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instituteName,</text:span></text:p>
      <text:p text:style-name="Preformatted_20_Text"><text:span text:style-name="Source_20_Text"><text:s text:c="2"/>activeStudents,</text:span></text:p>
      <text:p text:style-name="Preformatted_20_Text"><text:span text:style-name="Source_20_Text"><text:s text:c="2"/>currentLayer,</text:span></text:p>
      <text:p text:style-name="Preformatted_20_Text"><text:span text:style-name="Source_20_Text"><text:s text:c="2"/>riskDistributionSummary,</text:span></text:p>
      <text:p text:style-name="Preformatted_20_Text"><text:span text:style-name="Source_20_Text"><text:s text:c="2"/>calibrationVersion,</text:span></text:p>
      <text:p text:style-name="Preformatted_20_Text"><text:span text:style-name="Source_20_Text"><text:s text:c="2"/>revenueYTD,</text:span></text:p>
      <text:p text:style-name="Preformatted_20_Text"><text:span text:style-name="Source_20_Text"><text:s text:c="2"/>lastActivityAt</text:span></text:p>
      <text:p text:style-name="P1"><text:span text:style-name="Source_20_Text">}</text:span></text:p>
      <text:p text:style-name="Text_20_body">Vendor search operates only on this collection.</text:p>
      <text:p text:style-name="Horizontal_20_Line"/>
      <text:h text:style-name="Heading_20_1" text:outline-level="1">5️⃣ SEARCH PERFORMANCE RULES</text:h>
      <text:p text:style-name="Text_20_body">Never allow:</text:p>
      <text:p text:style-name="Text_20_body">❌ Query without filter<text:line-break/>❌ Query without limit<text:line-break/>❌ Raw session queries<text:line-break/>❌ Client-side filtering on full collection<text:line-break/>❌ Unbounded tag combinations</text:p>
      <text:p text:style-name="Text_20_body">Always enforce:</text:p>
      <text:p text:style-name="Text_20_body"><text:soft-page-break/>✔ Indexed fields<text:line-break/>✔ Pagination<text:line-break/>✔ Summary-based vendor queries<text:line-break/>✔ Academic year partitioning<text:line-break/>✔ Search token normalization</text:p>
      <text:p text:style-name="Horizontal_20_Line"/>
      <text:h text:style-name="Heading_20_1" text:outline-level="1">6️⃣ ACADEMIC YEAR PARTITIONING</text:h>
      <text:p text:style-name="Text_20_body">All search queries must include:</text:p>
      <text:p text:style-name="P1"><text:span text:style-name="Source_20_Text">academicYear == currentYear</text:span></text:p>
      <text:p text:style-name="Text_20_body">Except archive view.</text:p>
      <text:p text:style-name="Text_20_body">Prevents:</text:p>
      <text:list text:style-name="L35">
        <text:list-item>
          <text:p text:style-name="P38">Large scan</text:p>
        </text:list-item>
        <text:list-item>
          <text:p text:style-name="P38">Cost explosion</text:p>
        </text:list-item>
        <text:list-item>
          <text:p text:style-name="P38">Performance degradation</text:p>
        </text:list-item>
      </text:list>
      <text:p text:style-name="Horizontal_20_Line"/>
      <text:h text:style-name="Heading_20_1" text:outline-level="1">7️⃣ INDEX STRATEGY SUMMARY</text:h>
      <text:p text:style-name="Text_20_body">You must maintain:</text:p>
      <text:list text:style-name="L36">
        <text:list-item>
          <text:p text:style-name="P39">question composite indexes</text:p>
        </text:list-item>
        <text:list-item>
          <text:p text:style-name="P39">student composite indexes</text:p>
        </text:list-item>
        <text:list-item>
          <text:p text:style-name="P39">run composite indexes</text:p>
        </text:list-item>
        <text:list-item>
          <text:p text:style-name="P39">vendor aggregate indexes</text:p>
        </text:list-item>
      </text:list>
      <text:p text:style-name="Text_20_body">Never allow automatic uncontrolled index growth.</text:p>
      <text:p text:style-name="Text_20_body">Audit index list quarterly.</text:p>
      <text:p text:style-name="Horizontal_20_Line"/>
      <text:h text:style-name="Heading_20_1" text:outline-level="1">8️⃣ SEARCH COST CONTROL</text:h>
      <text:p text:style-name="Text_20_body">Firestore cost risk:</text:p>
      <text:p text:style-name="Text_20_body">Every query = document read.</text:p>
      <text:p text:style-name="Text_20_body">Prevent:</text:p>
      <text:list text:style-name="L37">
        <text:list-item>
          <text:p text:style-name="P40">Searching without filter</text:p>
        </text:list-item>
        <text:list-item>
          <text:p text:style-name="P40">High cardinality OR queries</text:p>
        </text:list-item>
        <text:list-item>
          <text:p text:style-name="P40"><text:soft-page-break/>Tag explosion</text:p>
        </text:list-item>
      </text:list>
      <text:p text:style-name="Text_20_body">Solution:</text:p>
      <text:p text:style-name="Text_20_body">Limit tags per question.</text:p>
      <text:p text:style-name="Text_20_body">Normalize tag taxonomy.</text:p>
      <text:p text:style-name="Horizontal_20_Line"/>
      <text:h text:style-name="Heading_20_1" text:outline-level="1">9️⃣ AUTOCOMPLETE STRATEGY</text:h>
      <text:p text:style-name="Text_20_body">For:</text:p>
      <text:list text:style-name="L38">
        <text:list-item>
          <text:p text:style-name="P41">Chapter</text:p>
        </text:list-item>
        <text:list-item>
          <text:p text:style-name="P41">Tag</text:p>
        </text:list-item>
        <text:list-item>
          <text:p text:style-name="P41">Batch</text:p>
        </text:list-item>
      </text:list>
      <text:p text:style-name="Text_20_body">Use:</text:p>
      <text:p text:style-name="Text_20_body">Small metadata collections:</text:p>
      <text:p text:style-name="Preformatted_20_Text"><text:span text:style-name="Source_20_Text">institutes/{id}/tagDictionary</text:span></text:p>
      <text:p text:style-name="P1"><text:span text:style-name="Source_20_Text">institutes/{id}/chapterDictionary</text:span></text:p>
      <text:p text:style-name="Text_20_body">Autocomplete reads from these small docs only.</text:p>
      <text:p text:style-name="Horizontal_20_Line"/>
      <text:h text:style-name="Heading_20_1" text:outline-level="1">🔟 SEARCH SECURITY RULES</text:h>
      <text:p text:style-name="Text_20_body">Students cannot search:</text:p>
      <text:list text:style-name="L39">
        <text:list-item>
          <text:p text:style-name="P42">Question bank</text:p>
        </text:list-item>
        <text:list-item>
          <text:p text:style-name="P42">Vendor data</text:p>
        </text:list-item>
        <text:list-item>
          <text:p text:style-name="P42">Other students</text:p>
        </text:list-item>
      </text:list>
      <text:p text:style-name="Text_20_body">Teachers cannot search:</text:p>
      <text:list text:style-name="L40">
        <text:list-item>
          <text:p text:style-name="P43">Vendor aggregates</text:p>
        </text:list-item>
        <text:list-item>
          <text:p text:style-name="P43">Other institute data</text:p>
        </text:list-item>
      </text:list>
      <text:p text:style-name="Text_20_body">Vendor cannot search:</text:p>
      <text:list text:style-name="L41">
        <text:list-item>
          <text:p text:style-name="P44">Raw student names across institutes</text:p>
        </text:list-item>
      </text:list>
      <text:p text:style-name="Text_20_body">All enforced by:</text:p>
      <text:p text:style-name="Text_20_body">Tenant guard + role guard.</text:p>
      <text:p text:style-name="Horizontal_20_Line"/>
      <text:h text:style-name="Heading_20_1" text:outline-level="1"><text:soft-page-break/>11️⃣ SCALABILITY LIMIT ESTIMATE</text:h>
      <text:p text:style-name="Text_20_body">With:</text:p>
      <text:list text:style-name="L42">
        <text:list-item>
          <text:p text:style-name="P45">Proper indexes</text:p>
        </text:list-item>
        <text:list-item>
          <text:p text:style-name="P45">Pagination</text:p>
        </text:list-item>
        <text:list-item>
          <text:p text:style-name="P45">Academic year partition</text:p>
        </text:list-item>
        <text:list-item>
          <text:p text:style-name="P45">Summary documents</text:p>
        </text:list-item>
      </text:list>
      <text:p text:style-name="Text_20_body">System can handle:</text:p>
      <text:list text:style-name="L43">
        <text:list-item>
          <text:p text:style-name="P46">100,000 questions per institute</text:p>
        </text:list-item>
        <text:list-item>
          <text:p text:style-name="P46">10,000 students per institute</text:p>
        </text:list-item>
        <text:list-item>
          <text:p text:style-name="P46">500+ institutes</text:p>
        </text:list-item>
        <text:list-item>
          <text:p text:style-name="P46">Vendor global search stable</text:p>
        </text:list-item>
      </text:list>
      <text:p text:style-name="Horizontal_20_Line"/>
      <text:h text:style-name="Heading_20_1" text:outline-level="1">🎯 FINAL SEARCH ARCHITECTURE SUMMARY</text:h>
      <text:p text:style-name="Text_20_body">You now have:</text:p>
      <text:p text:style-name="Text_20_body">✔ Question structured search<text:line-break/>✔ Indexed filter combinations<text:line-break/>✔ Student filtering optimization<text:line-break/>✔ Lightweight text search strategy<text:line-break/>✔ Vendor aggregate search layer<text:line-break/>✔ Pagination enforcement<text:line-break/>✔ Academic year partition guard<text:line-break/>✔ Cost control mechanism<text:line-break/>✔ Index governance discipline<text:line-break/>✔ Security isolation</text:p>
      <text:p text:style-name="Text_20_body">This completes your data retrieval architecture.</text:p>
      <text:p text:style-name="Horizontal_20_Line"/>
      <text:p text:style-name="Text_20_body">At this point, your blueprint is fully enterprise-structured.</text:p>
      <text:p text:style-name="Text_20_body">The final missing artifact is:</text:p>
      <text:p text:style-name="Text_20_body">🔄 <text:span text:style-name="Strong_20_Emphasis">Unified System Event &amp; Trigger Topology (Complete Cloud Function &amp; Data Flow Graph)</text:span></text:p>
      <text:p text:style-name="Text_20_body">That will visually bind:</text:p>
      <text:p text:style-name="Text_20_body">Upload → Test → Assignment → Session → Submission → Analytics → Insights → Governance → Vendor → Calibration → Billing → Audit → Archive</text:p>
      <text:p text:style-name="Text_20_body"><text:soft-page-break/>Shall we construct that final master operational flow?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21:50:17.702570022</dc:date>
    <meta:editing-duration>PT17M24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0" meta:paragraph-count="238" meta:word-count="853" meta:character-count="5800" meta:non-whitespace-character-count="5233"/>
  </office:meta>
</office:document-meta>
</file>